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draw:textarea-horizontal-align="justify" draw:textarea-vertical-align="middle" draw:auto-grow-height="false" fo:min-height="2.872cm" fo:min-width="4.48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716cm" fo:min-width="5.38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56cm" fo:min-width="3.593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987cm" svg:height="3.122cm" svg:x="8.29cm" svg:y="1cm">
          <text:p text:style-name="P1">Coûts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883cm" svg:height="2.966cm" svg:x="1cm" svg:y="10.834cm">
          <text:p text:style-name="P1">Qualité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093cm" svg:height="2.81cm" svg:x="15.707cm" svg:y="10.99cm">
          <text:p text:style-name="P1">Délais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0.783cm" svg:y1="4.122cm" svg:x2="3.941cm" svg:y2="10.834cm" draw:start-shape="id1" draw:start-glue-point="2" draw:end-shape="id2" draw:end-glue-point="0" svg:d="M10783 4122l-6842 6712" svg:viewBox="0 0 6843 6713">
          <text:p/>
        </draw:connector>
        <draw:connector draw:style-name="gr4" draw:text-style-name="P2" draw:layer="layout" draw:type="line" svg:x1="10.783cm" svg:y1="4.122cm" svg:x2="17.753cm" svg:y2="10.99cm" draw:start-shape="id1" draw:start-glue-point="2" draw:end-shape="id3" draw:end-glue-point="0" svg:d="M10783 4122l6970 6868" svg:viewBox="0 0 6971 6869">
          <text:p/>
        </draw:connector>
        <draw:connector draw:style-name="gr4" draw:text-style-name="P2" draw:layer="layout" draw:type="line" svg:x1="6.883cm" svg:y1="12.317cm" svg:x2="15.707cm" svg:y2="12.395cm" draw:start-shape="id2" draw:start-glue-point="1" draw:end-shape="id3" draw:end-glue-point="3" svg:d="M6883 12317l8824 78" svg:viewBox="0 0 8825 7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ël Launay</meta:initial-creator>
    <meta:creation-date>2020-09-27T16:17:24.612290502</meta:creation-date>
    <dc:date>2020-09-27T16:24:35.422024483</dc:date>
    <dc:creator>Michaël Launay</dc:creator>
    <meta:editing-duration>PT7M10S</meta:editing-duration>
    <meta:editing-cycles>2</meta:editing-cycles>
    <meta:generator>LibreOffice/6.4.5.2$Linux_X86_64 LibreOffice_project/40$Build-2</meta:generator>
    <dc:title>Triptique coût/délais/qualité</dc:title>
    <meta:document-statistic meta:object-count="6"/>
  </office:meta>
</office:document-meta>
</file>